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0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5cm" fo:min-width="0.2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6.65cm" fo:min-width="13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DejaVu Math TeX Gyre1" fo:font-size="14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cm" svg:height="2cm" svg:x="12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95cm" svg:height="1.003cm" svg:x="12.253cm" svg:y="4.4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876cm" svg:height="1.003cm" svg:x="12.188cm" svg:y="7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3" draw:text-style-name="P3" xml:id="id1" draw:id="id1" draw:layer="layout" svg:width="1.5cm" svg:height="1.5cm" draw:transform="rotate (1.5707963267949) translate (11.501cm 8.7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" draw:id="id2" draw:layer="layout" svg:width="1cm" svg:height="1cm" svg:x="9.00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788cm" svg:height="0.602cm" svg:x="8.807cm" svg:y="4.699cm">
          <draw:text-box>
            <text:p text:style-name="P4"><text:span text:style-name="T1">+</text:span></text:p>
          </draw:text-box>
        </draw:frame>
        <draw:frame draw:style-name="gr6" draw:text-style-name="P5" draw:layer="layout" svg:width="0.788cm" svg:height="0.602cm" svg:x="9.201cm" svg:y="5cm">
          <draw:text-box>
            <text:p text:style-name="P4"><text:span text:style-name="T1">-</text:span></text:p>
          </draw:text-box>
        </draw:frame>
        <draw:connector draw:style-name="gr7" draw:text-style-name="P1" draw:layer="layout" svg:x1="11.501cm" svg:y1="7.999cm" svg:x2="9.501cm" svg:y2="5.5cm" draw:start-shape="id1" draw:start-glue-point="4" draw:end-shape="id2" draw:end-glue-point="8" svg:d="M11501 7999h-2000v-2499" svg:viewBox="0 0 2001 2500">
          <text:p/>
        </draw:connector>
        <draw:connector draw:style-name="gr7" draw:text-style-name="P1" draw:layer="layout" svg:x1="10.001cm" svg:y1="5cm" svg:x2="12cm" svg:y2="5cm" draw:start-shape="id2" draw:start-glue-point="10" draw:end-shape="id3" draw:end-glue-point="3" svg:d="M10001 5000h1999" svg:viewBox="0 0 2000 1">
          <text:p/>
        </draw:connector>
        <draw:frame draw:style-name="gr2" draw:text-style-name="P2" draw:layer="layout" svg:width="0.436cm" svg:height="0.47cm" svg:x="10.691cm" svg:y="4.36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8" draw:text-style-name="P1" draw:layer="layout" svg:width="14.2cm" svg:height="6.9cm" svg:x="2.9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76cm" svg:height="1.003cm" svg:x="5.419cm" svg:y="4.4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3" xml:id="id4" draw:id="id4" draw:layer="layout" svg:width="1.5cm" svg:height="1.5cm" draw:transform="rotate (1.5707963267949) translate (5.482cm 5.75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6.982cm" svg:y1="5cm" svg:x2="9.001cm" svg:y2="5cm" draw:start-shape="id4" draw:start-glue-point="4" draw:end-shape="id2" draw:end-glue-point="6" svg:d="M6982 5000h2019" svg:viewBox="0 0 2020 1">
          <text:p/>
        </draw:connector>
        <draw:line draw:style-name="gr7" draw:text-style-name="P1" xml:id="id7" draw:id="id7" draw:layer="layout" svg:x1="3cm" svg:y1="5cm" svg:x2="5.5cm" svg:y2="5cm">
          <text:p/>
        </draw:line>
        <draw:frame draw:style-name="gr2" draw:text-style-name="P2" draw:layer="layout" svg:width="0.436cm" svg:height="0.47cm" svg:x="3.091cm" svg:y="4.36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7" draw:text-style-name="P1" xml:id="id5" draw:id="id5" draw:layer="layout" svg:x1="13cm" svg:y1="5cm" svg:x2="17cm" svg:y2="5cm">
          <text:p/>
        </draw:line>
        <draw:connector draw:style-name="gr7" draw:text-style-name="P1" draw:layer="layout" svg:x1="15cm" svg:y1="5cm" svg:x2="13.001cm" svg:y2="7.999cm" draw:start-shape="id5" draw:start-glue-point="0" draw:end-shape="id1" draw:end-glue-point="7" svg:d="M15000 5000v2999h-1999" svg:viewBox="0 0 2000 3000">
          <text:p/>
        </draw:connector>
        <draw:frame draw:style-name="gr2" draw:text-style-name="P2" draw:layer="layout" svg:width="1.194cm" svg:height="0.53cm" svg:x="15.691cm" svg:y="4.3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" draw:text-style-name="P1" xml:id="id6" draw:id="id6" draw:layer="layout" svg:width="1cm" svg:height="1cm" svg:x="14.50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5cm" svg:y1="5cm" svg:x2="15.001cm" svg:y2="3cm" draw:start-shape="id5" draw:start-glue-point="0" draw:end-shape="id6" draw:end-glue-point="8" svg:d="M15000 5000v-1049h1v-951" svg:viewBox="0 0 2 2001">
          <text:p/>
        </draw:connector>
        <draw:connector draw:style-name="gr7" draw:text-style-name="P1" draw:layer="layout" draw:line-skew="-5.7cm" svg:x1="5.5cm" svg:y1="5cm" svg:x2="14.501cm" svg:y2="2.5cm" draw:start-shape="id7" draw:start-glue-point="1" draw:end-shape="id6" draw:end-glue-point="6" svg:d="M5500 5000h-1200v-2500h10201" svg:viewBox="0 0 10202 2501">
          <text:p/>
        </draw:connector>
        <draw:frame draw:style-name="gr5" draw:text-style-name="P5" draw:layer="layout" svg:width="0.788cm" svg:height="0.602cm" svg:x="14.307cm" svg:y="2.199cm">
          <draw:text-box>
            <text:p text:style-name="P4"><text:span text:style-name="T1">+</text:span></text:p>
          </draw:text-box>
        </draw:frame>
        <draw:frame draw:style-name="gr6" draw:text-style-name="P5" draw:layer="layout" svg:width="0.788cm" svg:height="0.602cm" svg:x="14.701cm" svg:y="2.5cm">
          <draw:text-box>
            <text:p text:style-name="P4"><text:span text:style-name="T1">-</text:span></text:p>
          </draw:text-box>
        </draw:frame>
        <draw:line draw:style-name="gr7" draw:text-style-name="P1" draw:layer="layout" svg:x1="15.5cm" svg:y1="2.5cm" svg:x2="17cm" svg:y2="2.5cm">
          <text:p/>
        </draw:line>
        <draw:frame draw:style-name="gr2" draw:text-style-name="P2" draw:layer="layout" svg:width="0.602cm" svg:height="0.53cm" svg:x="16.291cm" svg:y="1.8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6T12:26:11.620031008</meta:creation-date>
    <dc:date>2021-02-23T08:38:22.116750894</dc:date>
    <meta:editing-duration>PT57M31S</meta:editing-duration>
    <meta:editing-cycles>23</meta:editing-cycles>
    <meta:generator>LibreOffice/6.1.5.2$Linux_X86_64 LibreOffice_project/1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frac>
      <mn>1</mn>
      <mi mathvariant="italic">RC</mi>
    </mfrac>
    <annotation encoding="StarMath 5.0">{1} over {RC} </annotation>
  </semantics>
</math>
</file>

<file path=Object 11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

<file path=Object 15/content.xml><?xml version="1.0" encoding="utf-8"?>
<math xmlns="http://www.w3.org/1998/Math/MathML" display="block">
  <semantics>
    <mfrac>
      <mn>1</mn>
      <mi mathvariant="italic">RC</mi>
    </mfrac>
    <annotation encoding="StarMath 5.0">{1} over {RC} </annotation>
  </semantics>
</math>
</file>

<file path=Object 18/content.xml><?xml version="1.0" encoding="utf-8"?>
<math xmlns="http://www.w3.org/1998/Math/MathML" display="block">
  <semantics>
    <mover accent="true">
      <mi>x</mi>
      <mo stretchy="false">˙</mo>
    </mover>
    <annotation encoding="StarMath 5.0">dot x</annotation>
  </semantics>
</math>
</file>

<file path=Object 2/content.xml><?xml version="1.0" encoding="utf-8"?>
<math xmlns="http://www.w3.org/1998/Math/MathML" display="block">
  <semantics>
    <mi>u</mi>
    <annotation encoding="StarMath 5.0">u</annotation>
  </semantics>
</math>
</file>

<file path=Object 3/content.xml><?xml version="1.0" encoding="utf-8"?>
<math xmlns="http://www.w3.org/1998/Math/MathML" display="block">
  <semantics>
    <mrow>
      <mi>x</mi>
      <mo stretchy="false">=</mo>
      <msub>
        <mi>y</mi>
        <mn>1</mn>
      </msub>
    </mrow>
    <annotation encoding="StarMath 5.0">x = y_1</annotation>
  </semantics>
</math>
</file>

<file path=Object 4/content.xml><?xml version="1.0" encoding="utf-8"?>
<math xmlns="http://www.w3.org/1998/Math/MathML" display="block">
  <semantics>
    <msub>
      <mi>y</mi>
      <mn>2</mn>
    </msub>
    <annotation encoding="StarMath 5.0">y_2</annotation>
  </semantics>
</math>
</file>